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6 – Cryptography and Symmetric Key Algorithm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ryptographic Foundations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Goals of Cryptograph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ryptographic Foundation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onfidentiality</text:p>
              </text:list-item>
              <text:list-item>
                <text:p>Integrity</text:p>
              </text:list-item>
              <text:list-item>
                <text:p>Authentication</text:p>
              </text:list-item>
              <text:list-item>
                <text:p>Nonrepudi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3">Two main types of cryptosystems enforce</text:p>
                <text:list>
                  <text:list-item>
                    <text:p>Symmetric cryptosystems</text:p>
                  </text:list-item>
                  <text:list-item>
                    <text:p>Asymmetric cryptosystems</text:p>
                  </text:list-item>
                </text:list>
              </text:list-item>
              <text:list-item>
                <text:p>3 scenarios</text:p>
                <text:list>
                  <text:list-item>
                    <text:p>Data at rest, in transit, and in use<text:line-break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igital signatures</text:p>
              </text:list-item>
              <text:list-item>
                <text:p>PKI and Cryptographic Applications?</text:p>
              </text:list-item>
              <text:list-item>
                <text:p>Hash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uthentic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ny ideas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onrepudi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ny ideas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at is Cryptography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laintext</text:p>
              </text:list-item>
              <text:list-item>
                <text:p>Ciphertext</text:p>
              </text:list-item>
              <text:list-item>
                <text:p>Encrypt </text:p>
              </text:list-item>
              <text:list-item>
                <text:p>Decryp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ll cryptography relies on ALGORITHMS</text:p>
              </text:list-item>
              <text:list-item>
                <text:p>Boolean mathematics</text:p>
              </text:list-item>
              <text:list-item>
                <text:p>Logical operations</text:p>
                <text:list>
                  <text:list-item>
                    <text:p>AND, NOT, OR, XOR, Modul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One way functions</text:p>
              </text:list-item>
              <text:list-item>
                <text:p>Nonce</text:p>
              </text:list-item>
              <text:list-item>
                <text:p>Zero-Knowledge Proof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plit Knowledge</text:p>
                <text:list>
                  <text:list-item>
                    <text:p>Key Escrow</text:p>
                  </text:list-item>
                  <text:list-item>
                    <text:p>M of N controls</text:p>
                  </text:list-item>
                </text:list>
              </text:list-item>
              <text:list-item>
                <text:p>Work Function </text:p>
              </text:list-item>
              <text:list-item>
                <text:p>Ciphers</text:p>
                <text:list>
                  <text:list-item>
                    <text:p>Code vs Cipher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2H8M53S</meta:editing-duration>
    <meta:editing-cycles>23</meta:editing-cycles>
    <meta:generator>LibreOffice/24.2.7.2$Linux_X86_64 LibreOffice_project/420$Build-2</meta:generator>
    <dc:title>Portfolio</dc:title>
    <dc:date>2026-02-18T00:22:06.760650153</dc:date>
    <meta:document-statistic meta:object-count="120"/>
  </office:meta>
</office:document-meta>
</file>